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0000" draw:marker-start-width="0.28cm" draw:marker-end-width="0.28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gradient-step-count="3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-color="#000000" draw:textarea-vertical-align="middle" draw:auto-grow-height="false" fo:min-height="0.749cm" fo:min-width="0.499cm"/>
    </style:style>
    <style:style style:name="gr6" style:family="graphic" style:parent-style-name="objectwithoutfill">
      <style:graphic-properties draw:marker-end="Arrow" draw:marker-end-width="0.15cm" draw:fill="none" draw:textarea-vertical-align="middle"/>
    </style:style>
    <style:style style:name="gr7" style:family="graphic" style:parent-style-name="objectwithoutfill">
      <style:graphic-properties draw:stroke="dash" draw:stroke-dash="Ultrafine_20_Dashed" draw:marker-start="Arrow_20_concave" draw:marker-start-width="0.2cm" draw:marker-end="Arrow" draw:marker-end-width="0.15cm" draw:fill="none" draw:textarea-vertical-align="middle"/>
    </style:style>
    <style:style style:name="gr8" style:family="graphic" style:parent-style-name="objectwithoutfill">
      <style:graphic-properties draw:stroke="dash" draw:stroke-dash="Ultrafine_20_Dashed" draw:marker-start="Arrow_20_concave" draw:marker-end="Arrow" draw:marker-end-width="0.15cm" draw:fill="none" draw:textarea-vertical-align="middle"/>
    </style:style>
    <style:style style:name="gr9" style:family="graphic" style:parent-style-name="standard">
      <style:graphic-properties svg:stroke-width="0.05cm" svg:stroke-color="#000000" draw:marker-start-width="0.28cm" draw:marker-end-width="0.28cm" draw:fill="solid" draw:fill-color="#000000" draw:gradient-step-count="3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0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00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025cm"/>
    </style:style>
    <style:style style:name="gr16" style:family="graphic" style:parent-style-name="standard">
      <style:graphic-properties svg:stroke-width="0.05cm" svg:stroke-color="#000000" draw:marker-start-width="0.28cm" draw:marker-end-width="0.28cm" draw:fill="none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63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line-height="0.9cm" fo:text-align="center"/>
    </style:style>
    <style:style style:name="P3" style:family="paragraph">
      <style:paragraph-properties fo:line-height="0.9cm" fo:text-align="center"/>
      <style:text-properties fo:font-family="TeXGyrePagella" style:font-pitch="variable" fo:font-size="26pt" style:font-size-asian="26pt" style:font-size-complex="26pt"/>
    </style:style>
    <style:style style:name="P4" style:family="paragraph">
      <style:paragraph-properties fo:line-height="0.9cm" fo:text-align="center">
        <style:tab-stops/>
      </style:paragraph-properties>
    </style:style>
    <style:style style:name="P5" style:family="paragraph">
      <style:paragraph-properties fo:line-height="0.9cm" fo:text-align="center">
        <style:tab-stops/>
      </style:paragraph-properties>
      <style:text-properties fo:font-family="TeXGyrePagella" style:font-pitch="variable" fo:font-size="26pt" style:font-size-asian="26pt" style:font-size-complex="26pt"/>
    </style:style>
    <style:style style:name="P6" style:family="paragraph">
      <style:paragraph-properties fo:line-height="1cm" fo:text-align="center"/>
    </style:style>
    <style:style style:name="P7" style:family="paragraph">
      <style:paragraph-properties fo:line-height="1cm" fo:text-align="center"/>
      <style:text-properties fo:font-family="TeXGyrePagella" style:font-pitch="variable" fo:font-size="26pt" style:font-size-asian="26pt" style:font-size-complex="26pt"/>
    </style:style>
    <style:style style:name="P8" style:family="paragraph">
      <style:paragraph-properties fo:text-align="center"/>
      <style:text-properties fo:font-family="TeXGyrePagella" style:font-pitch="variable" fo:font-size="18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TeXGyrePagella" style:font-pitch="variable" fo:font-size="18pt"/>
    </style:style>
    <style:style style:name="T1" style:family="text">
      <style:text-properties fo:font-family="TeXGyrePagella" style:font-pitch="variable" fo:font-size="26pt" style:font-size-asian="26pt" style:font-size-complex="26pt"/>
    </style:style>
    <style:style style:name="T2" style:family="text">
      <style:text-properties style:text-position="33% 58%" fo:font-family="TeXGyrePagella" style:font-pitch="variable" fo:font-size="26pt" style:font-size-asian="26pt" style:font-size-complex="26pt"/>
    </style:style>
    <style:style style:name="T3" style:family="text">
      <style:text-properties style:text-position="0% 100%" fo:font-family="TeXGyrePagella" style:font-pitch="variable" fo:font-size="26pt" style:font-size-asian="26pt" style:font-size-complex="26pt"/>
    </style:style>
    <style:style style:name="T4" style:family="text">
      <style:text-properties fo:font-family="TeXGyrePagella" style:font-pitch="variable" fo:font-size="36pt" style:font-size-asian="36pt" style:font-size-complex="36pt"/>
    </style:style>
    <style:style style:name="T5" style:family="text">
      <style:text-properties style:text-position="33% 58%" fo:font-family="TeXGyrePagella" style:font-pitch="variable" fo:font-size="36pt" style:font-size-asian="36pt" style:font-size-complex="36pt"/>
    </style:style>
    <style:style style:name="T6" style:family="text">
      <style:text-properties style:text-position="-33% 58%" fo:font-family="TeXGyrePagella" style:font-pitch="variable" fo:font-size="36pt" style:font-size-asian="36pt" style:font-size-complex="36pt"/>
    </style:style>
    <style:style style:name="T7" style:family="text">
      <style:text-properties fo:font-family="TeXGyrePagella" style:font-pitch="variable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g>
          <draw:custom-shape draw:style-name="gr1" draw:text-style-name="P1" draw:layer="layout" svg:width="0.6cm" svg:height="0.6cm" svg:x="3.388cm" svg:y="9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svg:x="3.363cm" svg:y="8.2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3.339cm" svg:y="7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3.315cm" svg:y="5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3.291cm" svg:y="4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3.267cm" svg:y="3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5.188cm" svg:y="9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5.163cm" svg:y="8.2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5.139cm" svg:y="7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5.115cm" svg:y="5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5.091cm" svg:y="4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5.067cm" svg:y="3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xml:id="id1" draw:id="id1" draw:layer="layout" svg:width="0.6cm" svg:height="0.6cm" svg:x="9.864cm" svg:y="9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3" draw:id="id3" draw:layer="layout" svg:width="0.6cm" svg:height="0.6cm" svg:x="9.839cm" svg:y="8.2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2" draw:id="id2" draw:layer="layout" svg:width="0.6cm" svg:height="0.6cm" svg:x="9.815cm" svg:y="7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4" draw:id="id4" draw:layer="layout" svg:width="0.6cm" svg:height="0.6cm" svg:x="9.791cm" svg:y="5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9.767cm" svg:y="4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9.743cm" svg:y="3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11.664cm" svg:y="9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11.639cm" svg:y="8.2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11.615cm" svg:y="7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11.591cm" svg:y="5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11.567cm" svg:y="4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11.543cm" svg:y="3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draw:type="curve" svg:x1="9.864cm" svg:y1="9.808cm" svg:x2="9.815cm" svg:y2="7.359cm" draw:start-shape="id1" draw:start-glue-point="6" draw:end-shape="id2" draw:end-glue-point="6" svg:d="m9864 9808c-861 0-836-2449-49-2449" svg:viewBox="0 0 644 2450">
            <text:p/>
          </draw:connector>
          <draw:connector draw:style-name="gr3" draw:text-style-name="P1" draw:layer="layout" draw:type="curve" svg:x1="10.439cm" svg:y1="8.583cm" svg:x2="10.391cm" svg:y2="6.135cm" draw:start-shape="id3" draw:start-glue-point="10" draw:end-shape="id4" draw:end-glue-point="10" svg:d="m10439 8583c789 0 813-2448-48-2448" svg:viewBox="0 0 644 2449">
            <text:p/>
          </draw:connector>
          <draw:connector draw:style-name="gr3" draw:text-style-name="P1" draw:layer="layout" draw:type="curve" svg:x1="10.464cm" svg:y1="9.808cm" svg:x2="10.391cm" svg:y2="6.135cm" draw:start-shape="id1" draw:start-glue-point="10" draw:end-shape="id4" draw:end-glue-point="10" svg:d="m10464 9808c789 0 825-3673-73-3673" svg:viewBox="0 0 670 3674">
            <text:p/>
          </draw:connector>
        </draw:g>
        <draw:g>
          <draw:custom-shape draw:style-name="gr1" draw:text-style-name="P1" xml:id="id5" draw:id="id5" draw:layer="layout" svg:width="0.6cm" svg:height="0.6cm" svg:x="15.656cm" svg:y="9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7" draw:id="id7" draw:layer="layout" svg:width="0.6cm" svg:height="0.6cm" svg:x="15.631cm" svg:y="8.2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8" draw:id="id8" draw:layer="layout" svg:width="0.6cm" svg:height="0.6cm" svg:x="15.607cm" svg:y="7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9" draw:id="id9" draw:layer="layout" svg:width="0.6cm" svg:height="0.6cm" svg:x="15.583cm" svg:y="5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15.559cm" svg:y="4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15.535cm" svg:y="3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cm" svg:height="0.6cm" svg:x="17.456cm" svg:y="9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17.431cm" svg:y="8.2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17.407cm" svg:y="7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17.383cm" svg:y="5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17.359cm" svg:y="4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17.335cm" svg:y="3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6" draw:id="id6" draw:layer="layout" svg:width="0.6cm" svg:height="0.6cm" svg:x="17.456cm" svg:y="9.508cm">
            <text:p/>
            <draw:enhanced-geometry draw:glue-point-type="segments" draw:type="mso-spt100" draw:modifiers="-39.1051978489774 138.9845866868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onnector draw:style-name="gr6" draw:text-style-name="P1" draw:layer="layout" draw:type="curve" svg:x1="16.256cm" svg:y1="9.808cm" svg:x2="17.456cm" svg:y2="9.808cm" draw:start-shape="id5" draw:start-glue-point="10" draw:end-shape="id6" draw:end-glue-point="3" svg:d="m16256 9808h1200" svg:viewBox="0 0 1201 1">
            <text:p/>
          </draw:connector>
          <draw:connector draw:style-name="gr6" draw:text-style-name="P1" draw:layer="layout" draw:type="curve" svg:x1="16.231cm" svg:y1="8.583cm" svg:x2="17.456cm" svg:y2="9.808cm" draw:start-shape="id7" draw:start-glue-point="10" draw:end-shape="id6" draw:end-glue-point="3" svg:d="m16231 8583c939 0 327 1225 1225 1225" svg:viewBox="0 0 1226 1226">
            <text:p/>
          </draw:connector>
          <draw:connector draw:style-name="gr6" draw:text-style-name="P1" draw:layer="layout" draw:type="curve" svg:x1="16.207cm" svg:y1="7.359cm" svg:x2="17.456cm" svg:y2="9.808cm" draw:start-shape="id8" draw:start-glue-point="10" draw:end-shape="id6" svg:d="m16207 7359c957 0 333 2449 1249 2449" svg:viewBox="0 0 1250 2450">
            <text:p/>
          </draw:connector>
          <draw:connector draw:style-name="gr6" draw:text-style-name="P1" draw:layer="layout" draw:type="curve" svg:x1="16.183cm" svg:y1="6.135cm" svg:x2="17.456cm" svg:y2="9.808cm" draw:start-shape="id9" draw:start-glue-point="10" draw:end-shape="id6" draw:end-glue-point="3" svg:d="m16183 6135c975 0 339 3673 1273 3673" svg:viewBox="0 0 1274 3674">
            <text:p/>
          </draw:connector>
        </draw:g>
        <draw:g>
          <draw:custom-shape draw:style-name="gr1" draw:text-style-name="P1" draw:layer="layout" svg:width="0.6cm" svg:height="0.6cm" svg:x="19.832cm" svg:y="9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0" draw:id="id10" draw:layer="layout" svg:width="0.6cm" svg:height="0.6cm" svg:x="19.807cm" svg:y="8.2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2" draw:id="id12" draw:layer="layout" svg:width="0.6cm" svg:height="0.6cm" svg:x="19.783cm" svg:y="7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3" draw:id="id13" draw:layer="layout" svg:width="0.6cm" svg:height="0.6cm" svg:x="19.759cm" svg:y="5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19.735cm" svg:y="4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19.711cm" svg:y="3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cm" svg:height="0.6cm" svg:x="21.632cm" svg:y="9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11" draw:id="id11" draw:layer="layout" svg:width="0.6cm" svg:height="0.6cm" svg:x="21.607cm" svg:y="8.2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21.583cm" svg:y="7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21.559cm" svg:y="5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21.535cm" svg:y="4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21.511cm" svg:y="3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cm" svg:height="0.6cm" svg:x="21.632cm" svg:y="9.508cm">
            <text:p/>
            <draw:enhanced-geometry draw:glue-point-type="segments" draw:type="mso-spt100" draw:modifiers="-39.1051978489774 138.9845866868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onnector draw:style-name="gr6" draw:text-style-name="P1" draw:layer="layout" draw:type="curve" svg:x1="20.407cm" svg:y1="8.583cm" svg:x2="21.607cm" svg:y2="8.583cm" draw:start-shape="id10" draw:start-glue-point="10" draw:end-shape="id11" draw:end-glue-point="6" svg:d="m20407 8583h1200" svg:viewBox="0 0 1201 1">
            <text:p/>
          </draw:connector>
          <draw:connector draw:style-name="gr6" draw:text-style-name="P1" draw:layer="layout" draw:type="curve" svg:x1="20.383cm" svg:y1="7.359cm" svg:x2="21.607cm" svg:y2="8.583cm" draw:start-shape="id12" draw:start-glue-point="10" draw:end-shape="id11" draw:end-glue-point="6" svg:d="m20383 7359c919 0 308 1224 1224 1224" svg:viewBox="0 0 1225 1225">
            <text:p/>
          </draw:connector>
          <draw:connector draw:style-name="gr6" draw:text-style-name="P1" draw:layer="layout" draw:type="curve" svg:x1="20.359cm" svg:y1="6.135cm" svg:x2="21.607cm" svg:y2="8.583cm" draw:start-shape="id13" draw:start-glue-point="10" draw:end-shape="id11" draw:end-glue-point="6" svg:d="m20359 6135c937 0 314 2448 1248 2448" svg:viewBox="0 0 1249 2449">
            <text:p/>
          </draw:connector>
          <draw:custom-shape draw:style-name="gr5" draw:text-style-name="P1" draw:layer="layout" svg:width="0.625cm" svg:height="0.625cm" svg:x="21.607cm" svg:y="8.283cm">
            <text:p/>
            <draw:enhanced-geometry draw:glue-point-type="segments" draw:type="mso-spt100" draw:modifiers="-39.1051978489774 138.9845866868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" draw:text-style-name="P1" draw:layer="layout" svg:width="0.6cm" svg:height="0.6cm" svg:x="25.808cm" svg:y="9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svg:x="25.783cm" svg:y="8.2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svg:x="25.759cm" svg:y="7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svg:x="25.735cm" svg:y="5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25.711cm" svg:y="4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25.687cm" svg:y="3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cm" svg:height="0.6cm" svg:x="27.608cm" svg:y="9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27.583cm" svg:y="8.2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27.559cm" svg:y="7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15" draw:id="id15" draw:layer="layout" svg:width="0.6cm" svg:height="0.6cm" svg:x="27.535cm" svg:y="5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27.511cm" svg:y="4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27.487cm" svg:y="3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14" draw:id="id14" draw:layer="layout" svg:width="0.6cm" svg:height="0.6cm" svg:x="27.608cm" svg:y="9.508cm">
            <text:p/>
            <draw:enhanced-geometry draw:glue-point-type="segments" draw:type="mso-spt100" draw:modifiers="-39.1051978489774 138.9845866868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" draw:text-style-name="P1" xml:id="id16" draw:id="id16" draw:layer="layout" svg:width="0.625cm" svg:height="0.625cm" svg:x="27.583cm" svg:y="8.283cm">
            <text:p/>
            <draw:enhanced-geometry draw:glue-point-type="segments" draw:type="mso-spt100" draw:modifiers="-39.1051978489774 138.9845866868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onnector draw:style-name="gr3" draw:text-style-name="P1" draw:layer="layout" draw:type="curve" draw:line-skew="0.076cm" svg:x1="28.208cm" svg:y1="9.808cm" svg:x2="28.135cm" svg:y2="6.135cm" draw:start-shape="id14" draw:start-glue-point="1" draw:end-shape="id15" draw:end-glue-point="10" svg:d="m28208 9808c865 0 902-3673-73-3673" svg:viewBox="0 0 728 3674">
            <text:p/>
          </draw:connector>
          <draw:connector draw:style-name="gr3" draw:text-style-name="P1" draw:layer="layout" draw:type="curve" draw:line-skew="0.024cm" svg:x1="28.208cm" svg:y1="8.595cm" svg:x2="28.136cm" svg:y2="6.136cm" draw:start-shape="id16" draw:start-glue-point="1" svg:d="m28208 8595c786 0 822-2459-72-2459" svg:viewBox="0 0 667 2460">
            <text:p/>
          </draw:connector>
          <draw:connector draw:style-name="gr3" draw:text-style-name="P1" draw:layer="layout" draw:type="curve" svg:x1="27.608cm" svg:y1="9.808cm" svg:x2="27.559cm" svg:y2="7.362cm" draw:start-shape="id14" draw:start-glue-point="3" draw:end-shape="id17" draw:end-glue-point="3" svg:d="m27608 9808c-823 0-799-2446-49-2446" svg:viewBox="0 0 615 2447">
            <text:p/>
          </draw:connector>
          <draw:custom-shape draw:style-name="gr5" draw:text-style-name="P1" draw:layer="layout" svg:width="0.585cm" svg:height="0.595cm" svg:x="27.535cm" svg:y="5.84cm">
            <text:p/>
            <draw:enhanced-geometry draw:glue-point-type="segments" draw:type="mso-spt100" draw:modifiers="-39.1051978489774 138.9845866868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" draw:text-style-name="P1" xml:id="id17" draw:id="id17" draw:layer="layout" svg:width="0.6cm" svg:height="0.606cm" svg:x="27.559cm" svg:y="7.059cm">
            <text:p/>
            <draw:enhanced-geometry draw:glue-point-type="segments" draw:type="mso-spt100" draw:modifiers="-39.1051978489774 138.9845866868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" draw:text-style-name="P1" draw:layer="layout" svg:width="0.6cm" svg:height="0.6cm" svg:x="6.773cm" svg:y="22.1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svg:x="6.748cm" svg:y="20.9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8" draw:id="id18" draw:layer="layout" svg:width="0.6cm" svg:height="0.6cm" svg:x="6.724cm" svg:y="19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20" draw:id="id20" draw:layer="layout" svg:width="0.6cm" svg:height="0.6cm" svg:x="6.7cm" svg:y="18.4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21" draw:id="id21" draw:layer="layout" svg:width="0.6cm" svg:height="0.6cm" svg:x="6.676cm" svg:y="17.2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22" draw:id="id22" draw:layer="layout" svg:width="0.6cm" svg:height="0.6cm" svg:x="6.652cm" svg:y="16.0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cm" svg:height="0.6cm" svg:x="8.573cm" svg:y="22.1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8.548cm" svg:y="20.9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8.524cm" svg:y="19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8.5cm" svg:y="18.4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8.476cm" svg:y="17.2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8.452cm" svg:y="16.0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cm" svg:height="0.6cm" svg:x="8.573cm" svg:y="22.142cm">
            <text:p/>
            <draw:enhanced-geometry draw:glue-point-type="segments" draw:type="mso-spt100" draw:modifiers="-39.1051978489774 138.9845866868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" draw:text-style-name="P1" draw:layer="layout" svg:width="0.625cm" svg:height="0.625cm" svg:x="8.548cm" svg:y="20.917cm">
            <text:p/>
            <draw:enhanced-geometry draw:glue-point-type="segments" draw:type="mso-spt100" draw:modifiers="-39.1051978489774 138.9845866868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" draw:text-style-name="P1" draw:layer="layout" svg:width="0.585cm" svg:height="0.595cm" svg:x="8.5cm" svg:y="18.474cm">
            <text:p/>
            <draw:enhanced-geometry draw:glue-point-type="segments" draw:type="mso-spt100" draw:modifiers="-39.1051978489774 138.9845866868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" draw:text-style-name="P1" xml:id="id19" draw:id="id19" draw:layer="layout" svg:width="0.6cm" svg:height="0.606cm" svg:x="8.524cm" svg:y="19.693cm">
            <text:p/>
            <draw:enhanced-geometry draw:glue-point-type="segments" draw:type="mso-spt100" draw:modifiers="-39.1051978489774 138.9845866868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onnector draw:style-name="gr6" draw:text-style-name="P1" draw:layer="layout" draw:type="curve" svg:x1="7.324cm" svg:y1="19.993cm" svg:x2="8.524cm" svg:y2="19.996cm" draw:start-shape="id18" draw:start-glue-point="10" draw:end-shape="id19" draw:end-glue-point="3" svg:d="m7324 19993c919 0 320 3 1200 3" svg:viewBox="0 0 1201 4">
            <text:p/>
          </draw:connector>
          <draw:connector draw:style-name="gr6" draw:text-style-name="P1" draw:layer="layout" draw:type="curve" svg:x1="7.3cm" svg:y1="18.769cm" svg:x2="8.524cm" svg:y2="19.996cm" draw:start-shape="id20" draw:start-glue-point="10" draw:end-shape="id19" draw:end-glue-point="3" svg:d="m7300 18769c937 0 326 1227 1224 1227" svg:viewBox="0 0 1225 1228">
            <text:p/>
          </draw:connector>
          <draw:connector draw:style-name="gr7" draw:text-style-name="P1" draw:layer="layout" draw:type="curve" svg:x1="7.276cm" svg:y1="17.545cm" svg:x2="8.524cm" svg:y2="19.996cm" draw:start-shape="id21" draw:start-glue-point="10" draw:end-shape="id19" draw:end-glue-point="3" svg:d="m7276 17545c955 0 332 2451 1248 2451" svg:viewBox="0 0 1249 2452">
            <text:p/>
          </draw:connector>
          <draw:connector draw:style-name="gr8" draw:text-style-name="P1" draw:layer="layout" draw:type="curve" svg:x1="7.252cm" svg:y1="16.321cm" svg:x2="8.524cm" svg:y2="19.996cm" draw:start-shape="id22" draw:start-glue-point="10" draw:end-shape="id19" draw:end-glue-point="3" svg:d="m7252 16321c973 0 338 3675 1272 3675" svg:viewBox="0 0 1273 3676">
            <text:p/>
          </draw:connector>
        </draw:g>
        <draw:g>
          <draw:custom-shape draw:style-name="gr1" draw:text-style-name="P1" draw:layer="layout" svg:width="0.6cm" svg:height="0.6cm" svg:x="10.803cm" svg:y="22.1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svg:x="10.778cm" svg:y="20.9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svg:x="10.754cm" svg:y="19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23" draw:id="id23" draw:layer="layout" svg:width="0.6cm" svg:height="0.6cm" svg:x="10.73cm" svg:y="18.4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25" draw:id="id25" draw:layer="layout" svg:width="0.6cm" svg:height="0.6cm" svg:x="10.706cm" svg:y="17.2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26" draw:id="id26" draw:layer="layout" svg:width="0.6cm" svg:height="0.6cm" svg:x="10.682cm" svg:y="16.0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cm" svg:height="0.6cm" svg:x="12.603cm" svg:y="22.1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12.578cm" svg:y="20.9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12.554cm" svg:y="19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12.53cm" svg:y="18.4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12.506cm" svg:y="17.2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12.482cm" svg:y="16.0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cm" svg:height="0.6cm" svg:x="12.603cm" svg:y="22.142cm">
            <text:p/>
            <draw:enhanced-geometry draw:glue-point-type="segments" draw:type="mso-spt100" draw:modifiers="-39.1051978489774 138.9845866868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" draw:text-style-name="P1" draw:layer="layout" svg:width="0.625cm" svg:height="0.625cm" svg:x="12.578cm" svg:y="20.917cm">
            <text:p/>
            <draw:enhanced-geometry draw:glue-point-type="segments" draw:type="mso-spt100" draw:modifiers="-39.1051978489774 138.9845866868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" draw:text-style-name="P1" xml:id="id24" draw:id="id24" draw:layer="layout" svg:width="0.585cm" svg:height="0.595cm" svg:x="12.53cm" svg:y="18.474cm">
            <text:p/>
            <draw:enhanced-geometry draw:glue-point-type="segments" draw:type="mso-spt100" draw:modifiers="-39.1051978489774 138.9845866868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" draw:text-style-name="P1" draw:layer="layout" svg:width="0.6cm" svg:height="0.606cm" svg:x="12.554cm" svg:y="19.693cm">
            <text:p/>
            <draw:enhanced-geometry draw:glue-point-type="segments" draw:type="mso-spt100" draw:modifiers="-39.1051978489774 138.9845866868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onnector draw:style-name="gr6" draw:text-style-name="P1" draw:layer="layout" draw:type="curve" svg:x1="11.33cm" svg:y1="18.769cm" svg:x2="12.53cm" svg:y2="18.771cm" draw:start-shape="id23" draw:start-glue-point="10" draw:end-shape="id24" draw:end-glue-point="3" svg:d="m11330 18769c919 0 320 2 1200 2" svg:viewBox="0 0 1201 3">
            <text:p/>
          </draw:connector>
          <draw:connector draw:style-name="gr7" draw:text-style-name="P1" draw:layer="layout" draw:type="curve" svg:x1="11.306cm" svg:y1="17.545cm" svg:x2="12.53cm" svg:y2="18.771cm" draw:start-shape="id25" draw:start-glue-point="10" draw:end-shape="id24" draw:end-glue-point="3" svg:d="m11306 17545c937 0 326 1226 1224 1226" svg:viewBox="0 0 1225 1227">
            <text:p/>
          </draw:connector>
          <draw:connector draw:style-name="gr8" draw:text-style-name="P1" draw:layer="layout" draw:type="curve" svg:x1="11.282cm" svg:y1="16.321cm" svg:x2="12.53cm" svg:y2="18.771cm" draw:start-shape="id26" draw:start-glue-point="10" draw:end-shape="id24" draw:end-glue-point="3" svg:d="m11282 16321c955 0 332 2450 1248 2450" svg:viewBox="0 0 1249 2451">
            <text:p/>
          </draw:connector>
        </draw:g>
        <draw:g>
          <draw:custom-shape draw:style-name="gr1" draw:text-style-name="P1" xml:id="id28" draw:id="id28" draw:layer="layout" svg:width="0.6cm" svg:height="0.6cm" svg:x="17.724cm" svg:y="22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30" draw:id="id30" draw:layer="layout" svg:width="0.6cm" svg:height="0.6cm" svg:x="17.699cm" svg:y="20.9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29" draw:id="id29" draw:layer="layout" svg:width="0.6cm" svg:height="0.6cm" svg:x="17.675cm" svg:y="19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27" draw:id="id27" draw:layer="layout" svg:width="0.6cm" svg:height="0.6cm" svg:x="17.651cm" svg:y="18.4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31" draw:id="id31" draw:layer="layout" svg:width="0.6cm" svg:height="0.6cm" svg:x="17.627cm" svg:y="17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32" draw:id="id32" draw:layer="layout" svg:width="0.6cm" svg:height="0.6cm" svg:x="17.603cm" svg:y="16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6cm" svg:height="0.6cm" svg:x="19.524cm" svg:y="22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19.499cm" svg:y="20.9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19.475cm" svg:y="19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19.451cm" svg:y="18.4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19.427cm" svg:y="17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19.403cm" svg:y="16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25cm" svg:height="0.625cm" svg:x="19.499cm" svg:y="20.927cm">
            <text:p/>
            <draw:enhanced-geometry draw:glue-point-type="segments" draw:type="mso-spt100" draw:modifiers="-39.1051978489774 138.9845866868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" draw:text-style-name="P1" draw:layer="layout" svg:width="0.585cm" svg:height="0.595cm" svg:x="19.451cm" svg:y="18.484cm">
            <text:p/>
            <draw:enhanced-geometry draw:glue-point-type="segments" draw:type="mso-spt100" draw:modifiers="-39.1051978489774 138.9845866868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" draw:text-style-name="P1" draw:layer="layout" svg:width="0.6cm" svg:height="0.606cm" svg:x="19.475cm" svg:y="19.703cm">
            <text:p/>
            <draw:enhanced-geometry draw:glue-point-type="segments" draw:type="mso-spt100" draw:modifiers="-39.1051978489774 138.9845866868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onnector draw:style-name="gr6" draw:text-style-name="P1" draw:layer="layout" draw:type="curve" svg:x1="18.251cm" svg:y1="18.779cm" svg:x2="19.524cm" svg:y2="22.452cm" draw:start-shape="id27" draw:start-glue-point="10" svg:d="m18251 18779c1350 0 714 3673 1273 3673" svg:viewBox="0 0 1274 3674">
            <text:p/>
          </draw:connector>
          <draw:connector draw:style-name="gr6" draw:text-style-name="P1" draw:layer="layout" draw:type="curve" svg:x1="18.324cm" svg:y1="22.452cm" svg:x2="19.524cm" svg:y2="22.452cm" draw:start-shape="id28" draw:start-glue-point="10" svg:d="m18324 22452h1200" svg:viewBox="0 0 1201 1">
            <text:p/>
          </draw:connector>
          <draw:connector draw:style-name="gr6" draw:text-style-name="P1" draw:layer="layout" draw:type="curve" svg:x1="18.275cm" svg:y1="20.003cm" svg:x2="19.524cm" svg:y2="22.452cm" draw:start-shape="id29" draw:start-glue-point="10" svg:d="m18275 20003c1332 0 708 2449 1249 2449" svg:viewBox="0 0 1250 2450">
            <text:p/>
          </draw:connector>
          <draw:connector draw:style-name="gr6" draw:text-style-name="P1" draw:layer="layout" draw:type="curve" svg:x1="18.299cm" svg:y1="21.227cm" svg:x2="19.524cm" svg:y2="22.452cm" draw:start-shape="id30" draw:start-glue-point="10" svg:d="m18299 21227c1314 0 702 1225 1225 1225" svg:viewBox="0 0 1226 1226">
            <text:p/>
          </draw:connector>
          <draw:connector draw:style-name="gr6" draw:text-style-name="P1" draw:layer="layout" draw:type="curve" svg:x1="18.227cm" svg:y1="17.555cm" svg:x2="19.524cm" svg:y2="22.452cm" draw:start-shape="id31" draw:start-glue-point="10" svg:d="m18227 17555c1368 0 720 4897 1297 4897" svg:viewBox="0 0 1298 4898">
            <text:p/>
          </draw:connector>
          <draw:connector draw:style-name="gr6" draw:text-style-name="P1" draw:layer="layout" draw:type="curve" svg:x1="18.203cm" svg:y1="16.331cm" svg:x2="19.524cm" svg:y2="22.452cm" draw:start-shape="id32" draw:start-glue-point="10" svg:d="m18203 16331c1386 0 726 6121 1321 6121" svg:viewBox="0 0 1322 6122">
            <text:p/>
          </draw:connector>
        </draw:g>
        <draw:g>
          <draw:custom-shape draw:style-name="gr1" draw:text-style-name="P1" draw:layer="layout" svg:width="0.6cm" svg:height="0.6cm" svg:x="21.7cm" svg:y="22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35" draw:id="id35" draw:layer="layout" svg:width="0.6cm" svg:height="0.6cm" svg:x="21.675cm" svg:y="20.9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36" draw:id="id36" draw:layer="layout" svg:width="0.6cm" svg:height="0.6cm" svg:x="21.651cm" svg:y="19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33" draw:id="id33" draw:layer="layout" svg:width="0.6cm" svg:height="0.6cm" svg:x="21.627cm" svg:y="18.4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37" draw:id="id37" draw:layer="layout" svg:width="0.6cm" svg:height="0.6cm" svg:x="21.603cm" svg:y="17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38" draw:id="id38" draw:layer="layout" svg:width="0.6cm" svg:height="0.6cm" svg:x="21.579cm" svg:y="16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6cm" svg:height="0.6cm" svg:x="23.5cm" svg:y="22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34" draw:id="id34" draw:layer="layout" svg:width="0.6cm" svg:height="0.6cm" svg:x="23.475cm" svg:y="20.9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23.451cm" svg:y="19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23.427cm" svg:y="18.4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23.403cm" svg:y="17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23.379cm" svg:y="16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585cm" svg:height="0.595cm" svg:x="23.427cm" svg:y="18.484cm">
            <text:p/>
            <draw:enhanced-geometry draw:glue-point-type="segments" draw:type="mso-spt100" draw:modifiers="-39.1051978489774 138.9845866868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" draw:text-style-name="P1" draw:layer="layout" svg:width="0.6cm" svg:height="0.606cm" svg:x="23.451cm" svg:y="19.703cm">
            <text:p/>
            <draw:enhanced-geometry draw:glue-point-type="segments" draw:type="mso-spt100" draw:modifiers="-39.1051978489774 138.9845866868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onnector draw:style-name="gr6" draw:text-style-name="P1" draw:layer="layout" draw:type="curve" svg:x1="22.227cm" svg:y1="18.779cm" svg:x2="23.475cm" svg:y2="21.227cm" draw:start-shape="id33" draw:start-glue-point="10" draw:end-shape="id34" draw:end-glue-point="6" svg:d="m22227 18779c937 0 314 2448 1248 2448" svg:viewBox="0 0 1249 2449">
            <text:p/>
          </draw:connector>
          <draw:connector draw:style-name="gr6" draw:text-style-name="P1" draw:layer="layout" draw:type="curve" svg:x1="22.275cm" svg:y1="21.227cm" svg:x2="23.475cm" svg:y2="21.227cm" draw:start-shape="id35" draw:start-glue-point="10" draw:end-shape="id34" draw:end-glue-point="6" svg:d="m22275 21227h1200" svg:viewBox="0 0 1201 1">
            <text:p/>
          </draw:connector>
          <draw:connector draw:style-name="gr6" draw:text-style-name="P1" draw:layer="layout" draw:type="curve" svg:x1="22.251cm" svg:y1="20.003cm" svg:x2="23.475cm" svg:y2="21.227cm" draw:start-shape="id36" draw:start-glue-point="10" draw:end-shape="id34" draw:end-glue-point="6" svg:d="m22251 20003c919 0 308 1224 1224 1224" svg:viewBox="0 0 1225 1225">
            <text:p/>
          </draw:connector>
          <draw:connector draw:style-name="gr6" draw:text-style-name="P1" draw:layer="layout" draw:type="curve" svg:x1="22.203cm" svg:y1="17.555cm" svg:x2="23.475cm" svg:y2="21.227cm" draw:start-shape="id37" draw:start-glue-point="10" draw:end-shape="id34" draw:end-glue-point="6" svg:d="m22203 17555c955 0 320 3672 1272 3672" svg:viewBox="0 0 1273 3673">
            <text:p/>
          </draw:connector>
          <draw:connector draw:style-name="gr6" draw:text-style-name="P1" draw:layer="layout" draw:type="curve" svg:x1="22.179cm" svg:y1="16.331cm" svg:x2="23.475cm" svg:y2="21.227cm" draw:start-shape="id38" draw:start-glue-point="10" draw:end-shape="id34" draw:end-glue-point="6" svg:d="m22179 16331c973 0 326 4896 1296 4896" svg:viewBox="0 0 1297 4897">
            <text:p/>
          </draw:connector>
        </draw:g>
        <draw:custom-shape draw:style-name="gr10" draw:text-style-name="P1" draw:layer="layout" svg:width="0.799cm" svg:height="7.109cm" draw:transform="rotate (-1.55700822570414) translate (13.397cm 14.867cm)">
          <text:p/>
          <draw:enhanced-geometry svg:viewBox="0 0 21600 21600" draw:glue-points="21600 0 0 10800 21600 21600" draw:text-areas="13800 ?f9 21600 ?f10" draw:type="left-brace" draw:modifiers="3537.3211515256 10867.82757636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1" draw:text-style-name="P1" draw:layer="layout" svg:x1="7.7cm" svg:y1="0.964cm" svg:x2="7.7cm" svg:y2="11.164cm">
          <text:p/>
        </draw:line>
        <draw:line draw:style-name="gr11" draw:text-style-name="P1" draw:layer="layout" svg:x1="14.2cm" svg:y1="0.964cm" svg:x2="14.199cm" svg:y2="11.163cm">
          <text:p/>
        </draw:line>
        <draw:line draw:style-name="gr11" draw:text-style-name="P1" draw:layer="layout" svg:x1="23.698cm" svg:y1="0.964cm" svg:x2="23.698cm" svg:y2="11.162cm">
          <text:p/>
        </draw:line>
        <draw:line draw:style-name="gr11" draw:text-style-name="P1" draw:layer="layout" svg:x1="15.5cm" svg:y1="12.964cm" svg:x2="15.497cm" svg:y2="23.261cm">
          <text:p/>
        </draw:line>
        <draw:frame draw:style-name="gr12" draw:text-style-name="P3" draw:layer="layout" svg:width="6cm" svg:height="2.051cm" svg:x="1.5cm" svg:y="0.962cm">
          <draw:text-box>
            <text:p text:style-name="P2"><text:span text:style-name="T1">Initial </text:span></text:p>
            <text:p text:style-name="P2"><text:span text:style-name="T1">state</text:span></text:p>
          </draw:text-box>
        </draw:frame>
        <draw:frame draw:style-name="gr12" draw:text-style-name="P5" draw:layer="layout" svg:width="8cm" svg:height="2.051cm" svg:x="7cm" svg:y="0.913cm">
          <draw:text-box>
            <text:p text:style-name="P4"><text:span text:style-name="T1">Equation of </text:span></text:p>
            <text:p text:style-name="P4"><text:span text:style-name="T1">motion</text:span></text:p>
          </draw:text-box>
        </draw:frame>
        <draw:frame draw:style-name="gr13" draw:text-style-name="P7" draw:layer="layout" svg:width="6.7cm" svg:height="2.251cm" svg:x="15.6cm" svg:y="0.599cm">
          <draw:text-box>
            <text:p text:style-name="P6"><text:span text:style-name="T1">Interpolation (Taylor series)</text:span></text:p>
          </draw:text-box>
        </draw:frame>
        <draw:frame draw:style-name="gr12" draw:text-style-name="P5" draw:layer="layout" svg:width="5.6cm" svg:height="2.051cm" svg:x="24.1cm" svg:y="0.699cm">
          <draw:text-box>
            <text:p text:style-name="P4"><text:span text:style-name="T1">Equation of </text:span></text:p>
            <text:p text:style-name="P4"><text:span text:style-name="T1">motion</text:span></text:p>
          </draw:text-box>
        </draw:frame>
        <draw:frame draw:style-name="gr13" draw:text-style-name="P7" draw:layer="layout" svg:width="9.4cm" svg:height="2.251cm" svg:x="5.1cm" svg:y="12.613cm">
          <draw:text-box>
            <text:p text:style-name="P6"><text:span text:style-name="T1">Solving for a</text:span><text:span text:style-name="T2">(2)</text:span><text:span text:style-name="T1"> and a</text:span><text:span text:style-name="T2">(3)</text:span><text:span text:style-name="T1"> </text:span></text:p>
            <text:p text:style-name="P6"><text:span text:style-name="T1">(Taylor series)</text:span></text:p>
          </draw:text-box>
        </draw:frame>
        <draw:frame draw:style-name="gr13" draw:text-style-name="P7" draw:layer="layout" svg:width="9cm" svg:height="2.251cm" svg:x="16.3cm" svg:y="12.713cm">
          <draw:text-box>
            <text:p text:style-name="P6"><text:span text:style-name="T1">5</text:span><text:span text:style-name="T2">th</text:span><text:span text:style-name="T3"> order correction</text:span></text:p>
            <text:p text:style-name="P6"><text:span text:style-name="T1">(Taylor series)</text:span></text:p>
          </draw:text-box>
        </draw:frame>
        <draw:frame draw:style-name="gr14" draw:text-style-name="P8" draw:layer="layout" svg:width="1.6cm" svg:height="2.008cm" svg:x="0.8cm" svg:y="8.564cm">
          <draw:text-box>
            <text:p text:style-name="P1"><text:span text:style-name="T4">r</text:span></text:p>
          </draw:text-box>
        </draw:frame>
        <draw:frame draw:style-name="gr14" draw:text-style-name="P8" draw:layer="layout" svg:width="1.6cm" svg:height="2.008cm" svg:x="0.8cm" svg:y="7.364cm">
          <draw:text-box>
            <text:p text:style-name="P1"><text:span text:style-name="T4">v</text:span></text:p>
          </draw:text-box>
        </draw:frame>
        <draw:frame draw:style-name="gr14" draw:text-style-name="P8" draw:layer="layout" svg:width="1.6cm" svg:height="2.008cm" svg:x="0.8cm" svg:y="6.164cm">
          <draw:text-box>
            <text:p text:style-name="P1"><text:span text:style-name="T4">a</text:span></text:p>
          </draw:text-box>
        </draw:frame>
        <draw:frame draw:style-name="gr14" draw:text-style-name="P8" draw:layer="layout" svg:width="1.6cm" svg:height="2.008cm" svg:x="0.9cm" svg:y="4.964cm">
          <draw:text-box>
            <text:p text:style-name="P1"><text:span text:style-name="T4">a'</text:span></text:p>
          </draw:text-box>
        </draw:frame>
        <draw:frame draw:style-name="gr14" draw:text-style-name="P8" draw:layer="layout" svg:width="2.2cm" svg:height="2.008cm" svg:x="0.9cm" svg:y="3.764cm">
          <draw:text-box>
            <text:p text:style-name="P1"><text:span text:style-name="T4">a</text:span><text:span text:style-name="T5">(2)</text:span></text:p>
          </draw:text-box>
        </draw:frame>
        <draw:frame draw:style-name="gr14" draw:text-style-name="P8" draw:layer="layout" svg:width="2.2cm" svg:height="2.008cm" svg:x="0.9cm" svg:y="2.464cm">
          <draw:text-box>
            <text:p text:style-name="P1"><text:span text:style-name="T4">a</text:span><text:span text:style-name="T5">(3)</text:span></text:p>
          </draw:text-box>
        </draw:frame>
        <draw:frame draw:style-name="gr15" draw:text-style-name="P8" draw:layer="layout" svg:width="1.6cm" svg:height="2.275cm" svg:x="2.8cm" svg:y="9.764cm">
          <draw:text-box>
            <text:p text:style-name="P1"><text:span text:style-name="T4">t</text:span><text:span text:style-name="T6">0</text:span></text:p>
          </draw:text-box>
        </draw:frame>
        <draw:frame draw:style-name="gr14" draw:text-style-name="P8" draw:layer="layout" svg:width="1.6cm" svg:height="2.008cm" svg:x="4.7cm" svg:y="9.789cm">
          <draw:text-box>
            <text:p text:style-name="P1"><text:span text:style-name="T4">t</text:span></text:p>
          </draw:text-box>
        </draw:frame>
        <draw:line draw:style-name="gr11" draw:text-style-name="P1" draw:layer="layout" svg:x1="4.5cm" svg:y1="3.013cm" svg:x2="4.5cm" svg:y2="11.364cm">
          <text:p/>
        </draw:line>
        <draw:line draw:style-name="gr11" draw:text-style-name="P1" draw:layer="layout" svg:x1="0.999cm" svg:y1="4.164cm" svg:x2="6.6cm" svg:y2="4.164cm">
          <text:p/>
        </draw:line>
        <draw:line draw:style-name="gr11" draw:text-style-name="P1" draw:layer="layout" svg:x1="0.999cm" svg:y1="5.563cm" svg:x2="6.6cm" svg:y2="5.563cm">
          <text:p/>
        </draw:line>
        <draw:line draw:style-name="gr11" draw:text-style-name="P1" draw:layer="layout" svg:x1="0.999cm" svg:y1="6.862cm" svg:x2="6.6cm" svg:y2="6.862cm">
          <text:p/>
        </draw:line>
        <draw:line draw:style-name="gr11" draw:text-style-name="P1" draw:layer="layout" svg:x1="0.999cm" svg:y1="7.961cm" svg:x2="6.6cm" svg:y2="7.961cm">
          <text:p/>
        </draw:line>
        <draw:line draw:style-name="gr11" draw:text-style-name="P1" draw:layer="layout" svg:x1="0.999cm" svg:y1="9.16cm" svg:x2="6.6cm" svg:y2="9.16cm">
          <text:p/>
        </draw:line>
        <draw:custom-shape draw:style-name="gr1" draw:text-style-name="P1" draw:layer="layout" svg:width="0.6cm" svg:height="0.6cm" svg:x="27.1cm" svg:y="15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cm" svg:height="0.6cm" svg:x="27.1cm" svg:y="16.4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cm" svg:height="0.6cm" svg:x="12.578cm" svg:y="22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cm" svg:height="0.6cm" svg:x="12.578cm" svg:y="22.118cm">
          <text:p/>
          <draw:enhanced-geometry draw:glue-point-type="segments" draw:type="mso-spt100" draw:modifiers="-39.1051978489774 138.98458668683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0.6cm" svg:height="0.6cm" svg:x="27.1cm" svg:y="18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cm" svg:height="0.6cm" svg:x="27.1cm" svg:y="18.064cm">
          <text:p/>
          <draw:enhanced-geometry draw:glue-point-type="segments" draw:type="mso-spt100" draw:modifiers="-39.1051978489774 138.98458668683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7" draw:text-style-name="P10" draw:layer="layout" svg:width="3.4cm" svg:height="1.2cm" svg:x="27.9cm" svg:y="14.764cm">
          <draw:text-box>
            <text:p text:style-name="P9"><text:span text:style-name="T7">Known</text:span></text:p>
          </draw:text-box>
        </draw:frame>
        <draw:frame draw:style-name="gr18" draw:text-style-name="P10" draw:layer="layout" svg:width="3.4cm" svg:height="2.004cm" svg:x="28cm" svg:y="16.164cm">
          <draw:text-box>
            <text:p text:style-name="P9"><text:span text:style-name="T7">Unknown</text:span></text:p>
          </draw:text-box>
        </draw:frame>
        <draw:frame draw:style-name="gr19" draw:text-style-name="P10" draw:layer="layout" svg:width="4.8cm" svg:height="2.886cm" svg:x="28cm" svg:y="17.364cm">
          <draw:text-box>
            <text:p text:style-name="P9"><text:span text:style-name="T7">Low order approximation</text:span></text:p>
          </draw:text-box>
        </draw:frame>
        <draw:custom-shape draw:style-name="gr20" draw:text-style-name="P1" draw:layer="layout" svg:width="5.8cm" svg:height="4.613cm" svg:x="26.7cm" svg:y="14.7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6cm" fo:text-indent="0cm"/>
      <style:text-properties style:use-window-font-color="true" style:text-outline="false" style:text-line-through-style="none" fo:font-family="'Liberation Sans'" style:font-family-generic="roman" style:font-pitch="variable" fo:font-size="38.2999992370605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76cm" fo:text-indent="0cm"/>
      <style:text-properties fo:font-size="33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57cm" fo:text-indent="0cm"/>
      <style:text-properties fo:font-size="28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37cm" fo:text-indent="0cm"/>
      <style:text-properties fo:font-size="23.8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17cm" fo:text-indent="0cm"/>
      <style:text-properties fo:font-size="23.8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17cm" fo:text-indent="0cm"/>
      <style:text-properties fo:font-size="23.8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17cm" fo:text-indent="0cm"/>
      <style:text-properties fo:font-size="23.8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17cm" fo:text-indent="0cm"/>
      <style:text-properties fo:font-size="23.8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17cm" fo:text-indent="0cm"/>
      <style:text-properties fo:font-size="23.8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52.7000007629395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6cm" fo:page-height="25.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7.097cm" svg:x="1cm" svg:y="2.724cm"/>
      <draw:page-thumbnail draw:layer="backgroundobjects" svg:width="8.999cm" svg:height="7.097cm" svg:x="1cm" svg:y="11.3cm"/>
      <draw:page-thumbnail draw:layer="backgroundobjects" svg:width="8.999cm" svg:height="7.097cm" svg:x="1cm" svg:y="19.876cm"/>
      <draw:page-thumbnail draw:layer="backgroundobjects" svg:width="8.999cm" svg:height="7.097cm" svg:x="11cm" svg:y="2.724cm"/>
      <draw:page-thumbnail draw:layer="backgroundobjects" svg:width="8.999cm" svg:height="7.097cm" svg:x="11cm" svg:y="11.3cm"/>
      <draw:page-thumbnail draw:layer="backgroundobjects" svg:width="8.999cm" svg:height="7.097cm" svg:x="11cm" svg:y="19.876cm"/>
    </style:handout-master>
    <style:master-page style:name="Standard" style:page-layout-name="PM1" draw:style-name="Mdp1">
      <draw:frame presentation:style-name="Standard-title" draw:layer="backgroundobjects" svg:width="30.239cm" svg:height="4.207cm" svg:x="1.68cm" svg:y="1.002cm" presentation:class="title" presentation:placeholder="true">
        <draw:text-box/>
      </draw:frame>
      <draw:frame presentation:style-name="Standard-outline1" draw:layer="backgroundobjects" svg:width="29.567cm" svg:height="14.615cm" svg:x="1.68cm" svg:y="5.895cm" presentation:class="outline" presentation:placeholder="true">
        <draw:text-box/>
      </draw:frame>
      <draw:frame presentation:style-name="Mpr1" draw:text-style-name="MP1" draw:layer="backgroundobjects" svg:width="7.828cm" svg:height="1.738cm" svg:x="1.68cm" svg:y="22.95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65cm" svg:height="1.738cm" svg:x="11.488cm" svg:y="22.95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828cm" svg:height="1.738cm" svg:x="24.088cm" svg:y="22.956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en Dorval</meta:initial-creator>
    <meta:creation-date>2016-07-13T08:31:30</meta:creation-date>
    <dc:date>2016-07-13T14:21:27</dc:date>
    <dc:creator>Julien Dorval</dc:creator>
    <meta:editing-duration>PT5H8M39S</meta:editing-duration>
    <meta:editing-cycles>8</meta:editing-cycles>
    <meta:generator>LibreOffice/3.5$Linux_X86_64 LibreOffice_project/350m1$Build-2</meta:generator>
    <meta:document-statistic meta:object-count="226"/>
  </office:meta>
</office:document-meta>
</file>